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Israel De Bear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February 3, 1891</text:p>
      <text:p text:style-name="P4">Month<text:tab/><text:tab/><text:tab/><text:tab/><text:tab/><text:tab/>February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127. E. 109<text:span text:style-name="T2">t</text:span><text:span text:style-name="T3"> St/</text:span></text:p>
      <text:p text:style-name="P2"><text:span text:style-name="T3">Newyork[sic!] Febry 3. 1891./</text:span></text:p>
      <text:p text:style-name="P2"><text:span text:style-name="T3"><text:tab/>Rev Dr S. Morais./</text:span></text:p>
      <text:p text:style-name="P2"><text:span text:style-name="T3">My Dear Sir/</text:span></text:p>
      <text:p text:style-name="P2"><text:span text:style-name="T3">I am an applicant for the vacant/ position, of Sexton and Messenger of/ the Hebrew Mutual Benifit[sic!] Society/ of this City, and being known to you/ for a number of years, and having/ served in a Simural[sic!] Capacity when I/ resided in your City, I take the liberty/ of kindly Request you to give me a/ Recommendation, as to my character/ and compenticy[sic!], your influence will/ have a great bearing on my application/ Pardon me for this intrusion/ Hoping you and your Dear fammily[sic!]/ are enjoying good health/ I am yours as ever/ Israel De Bear/ 127. E. 109</text:span><text:span text:style-name="T2">th</text:span><text:span text:style-name="T3"> St N. Y./ P. S. Please favor with a Speedy Repl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3:46:08.51</meta:creation-date>
    <dc:date>2011-11-21T13:51:17.17</dc:date>
    <dc:creator>Penn Libraries</dc:creator>
    <meta:editing-duration>PT00H05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91" meta:character-count="1960"/>
  </office:meta>
</office:document-meta>
</file>